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ccec8" officeooo:paragraph-rsid="004ccec8"/>
    </style:style>
    <style:style style:name="P2" style:family="paragraph" style:parent-style-name="Standard">
      <style:text-properties officeooo:rsid="004ccec8" officeooo:paragraph-rsid="004de4d3"/>
    </style:style>
    <style:style style:name="P3" style:family="paragraph" style:parent-style-name="Standard">
      <style:text-properties officeooo:rsid="004ccec8" officeooo:paragraph-rsid="004ded91"/>
    </style:style>
    <style:style style:name="P4" style:family="paragraph" style:parent-style-name="Standard">
      <style:text-properties officeooo:rsid="004ccec8" officeooo:paragraph-rsid="004ef4b1"/>
    </style:style>
    <style:style style:name="P5" style:family="paragraph" style:parent-style-name="Standard">
      <style:text-properties officeooo:rsid="004ccec8" officeooo:paragraph-rsid="004fcfc7"/>
    </style:style>
    <style:style style:name="P6" style:family="paragraph" style:parent-style-name="Standard">
      <style:text-properties officeooo:rsid="004ccec8" officeooo:paragraph-rsid="005066ec"/>
    </style:style>
    <style:style style:name="P7" style:family="paragraph" style:parent-style-name="Standard">
      <style:text-properties officeooo:rsid="004ccec8" officeooo:paragraph-rsid="0052127e"/>
    </style:style>
    <style:style style:name="P8" style:family="paragraph" style:parent-style-name="Standard">
      <style:text-properties officeooo:rsid="004ccec8" officeooo:paragraph-rsid="0054a42d"/>
    </style:style>
    <style:style style:name="P9" style:family="paragraph" style:parent-style-name="Standard">
      <style:text-properties officeooo:rsid="004ccec8" officeooo:paragraph-rsid="005636e7"/>
    </style:style>
    <style:style style:name="P10" style:family="paragraph" style:parent-style-name="Standard">
      <style:text-properties officeooo:rsid="004ccec8" officeooo:paragraph-rsid="0056dc07"/>
    </style:style>
    <style:style style:name="P11" style:family="paragraph" style:parent-style-name="Standard">
      <style:text-properties officeooo:rsid="004de4d3" officeooo:paragraph-rsid="004de4d3"/>
    </style:style>
    <style:style style:name="P12" style:family="paragraph" style:parent-style-name="Standard">
      <style:text-properties officeooo:rsid="004de4d3" officeooo:paragraph-rsid="004ded91"/>
    </style:style>
    <style:style style:name="P13" style:family="paragraph" style:parent-style-name="Standard">
      <style:text-properties officeooo:rsid="004de4d3" officeooo:paragraph-rsid="004ef4b1"/>
    </style:style>
    <style:style style:name="P14" style:family="paragraph" style:parent-style-name="Standard">
      <style:text-properties officeooo:rsid="004de4d3" officeooo:paragraph-rsid="004fcfc7"/>
    </style:style>
    <style:style style:name="P15" style:family="paragraph" style:parent-style-name="Standard">
      <style:text-properties officeooo:rsid="004de4d3" officeooo:paragraph-rsid="005066ec"/>
    </style:style>
    <style:style style:name="P16" style:family="paragraph" style:parent-style-name="Standard">
      <style:text-properties officeooo:rsid="004de4d3" officeooo:paragraph-rsid="0052127e"/>
    </style:style>
    <style:style style:name="P17" style:family="paragraph" style:parent-style-name="Standard">
      <style:text-properties officeooo:rsid="004de4d3" officeooo:paragraph-rsid="0054a42d"/>
    </style:style>
    <style:style style:name="P18" style:family="paragraph" style:parent-style-name="Standard">
      <style:text-properties officeooo:rsid="004de4d3" officeooo:paragraph-rsid="005636e7"/>
    </style:style>
    <style:style style:name="P19" style:family="paragraph" style:parent-style-name="Standard">
      <style:text-properties officeooo:rsid="004de4d3" officeooo:paragraph-rsid="0056dc07"/>
    </style:style>
    <style:style style:name="P20" style:family="paragraph" style:parent-style-name="Standard">
      <style:text-properties officeooo:rsid="004ded91" officeooo:paragraph-rsid="004ded91"/>
    </style:style>
    <style:style style:name="P21" style:family="paragraph" style:parent-style-name="Standard">
      <style:text-properties officeooo:rsid="004ef4b1" officeooo:paragraph-rsid="004ef4b1"/>
    </style:style>
    <style:style style:name="P22" style:family="paragraph" style:parent-style-name="Standard">
      <style:text-properties officeooo:rsid="004fcfc7" officeooo:paragraph-rsid="004fcfc7"/>
    </style:style>
    <style:style style:name="P23" style:family="paragraph" style:parent-style-name="Standard">
      <style:text-properties officeooo:paragraph-rsid="005066ec"/>
    </style:style>
    <style:style style:name="P24" style:family="paragraph" style:parent-style-name="Standard">
      <style:text-properties officeooo:rsid="005066ec" officeooo:paragraph-rsid="005066ec"/>
    </style:style>
    <style:style style:name="P25" style:family="paragraph" style:parent-style-name="Standard">
      <style:text-properties officeooo:rsid="0052127e" officeooo:paragraph-rsid="0052127e"/>
    </style:style>
    <style:style style:name="P26" style:family="paragraph" style:parent-style-name="Standard">
      <style:text-properties officeooo:rsid="0054a42d" officeooo:paragraph-rsid="0054a42d"/>
    </style:style>
    <style:style style:name="P27" style:family="paragraph" style:parent-style-name="Standard">
      <style:text-properties officeooo:rsid="005636e7" officeooo:paragraph-rsid="005636e7"/>
    </style:style>
    <style:style style:name="P28" style:family="paragraph" style:parent-style-name="Standard">
      <style:text-properties officeooo:rsid="0056dc07" officeooo:paragraph-rsid="0056dc07"/>
    </style:style>
    <style:style style:name="T1" style:family="text">
      <style:text-properties officeooo:rsid="004de4d3"/>
    </style:style>
    <style:style style:name="T2" style:family="text">
      <style:text-properties officeooo:rsid="004ded91"/>
    </style:style>
    <style:style style:name="T3" style:family="text">
      <style:text-properties officeooo:rsid="004ef4b1"/>
    </style:style>
    <style:style style:name="T4" style:family="text">
      <style:text-properties officeooo:rsid="004fcfc7"/>
    </style:style>
    <style:style style:name="T5" style:family="text">
      <style:text-properties officeooo:rsid="005066ec"/>
    </style:style>
    <style:style style:name="T6" style:family="text">
      <style:text-properties officeooo:rsid="0052127e"/>
    </style:style>
    <style:style style:name="T7" style:family="text">
      <style:text-properties officeooo:rsid="0054a42d"/>
    </style:style>
    <style:style style:name="T8" style:family="text">
      <style:text-properties officeooo:rsid="005636e7"/>
    </style:style>
    <style:style style:name="T9" style:family="text">
      <style:text-properties officeooo:rsid="0056dc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chimie</text:p>
      <text:p text:style-name="P1">Prérequis : l’alchimiste <text:span text:style-name="T1">doit se procurer les ingrédients de la formule, ce qui en soit est une tâche pouvant s’avérer complexe, il doit bien évidemment aussi connaître la formule, ce qui peut donner lieu à un scenario.</text:span></text:p>
      <text:p text:style-name="P1"/>
      <text:p text:style-name="P1">mise en œuvre : l’alchimiste doit simplement effectuer un jet d’alchimie contre une difficulté dépendant du type de formule qu’il souhaite créer :</text:p>
      <text:p text:style-name="P1">Formules mineures : moyenne</text:p>
      <text:p text:style-name="P1">Formules médianes : difficiles</text:p>
      <text:p text:style-name="P1">Formules majeures : très difficile</text:p>
      <text:p text:style-name="P1"/>
      <text:p text:style-name="P1">Formules mineures</text:p>
      <text:p text:style-name="P27">Miséricordieux (ND valant celui de la virulence à combattre +5)</text:p>
      <text:p text:style-name="P18">Temps de préparation : <text:span text:style-name="T8">une demi-journée</text:span></text:p>
      <text:p text:style-name="P9">Coût : <text:span text:style-name="T8">1 PO</text:span></text:p>
      <text:p text:style-name="P9"><text:span text:style-name="T1">Difficulté de la r</text:span>echerche : <text:span text:style-name="T1">moyenne</text:span></text:p>
      <text:p text:style-name="P18">Indication de rareté (sur 10) : <text:span text:style-name="T9">7</text:span></text:p>
      <text:p text:style-name="P18">Effet : <text:span text:style-name="T9">détruit un poison pour lequel il a été spécifiquement conçu. L’alchimiste doit connaître la formule du poison cible.</text:span></text:p>
      <text:p text:style-name="P18"/>
      <text:p text:style-name="P12">Ronge-métal</text:p>
      <text:p text:style-name="P12">Temps de préparation : <text:span text:style-name="T2">2h</text:span></text:p>
      <text:p text:style-name="P3">Coût : 2 <text:span text:style-name="T2">PO</text:span></text:p>
      <text:p text:style-name="P3"><text:span text:style-name="T1">Difficulté de la r</text:span>echerche : <text:span text:style-name="T1">difficile.</text:span></text:p>
      <text:p text:style-name="P12">Indication de rareté (sur 10) : <text:span text:style-name="T2">7</text:span></text:p>
      <text:p text:style-name="P12">Effet : <text:span text:style-name="T2">ronge les objets métalliques de petite taille ou creuse ceux de grande taille. Peut ainsi détruire le verrou d’une porte, un cadenas ou une chaine.</text:span></text:p>
      <text:p text:style-name="P1">Formules médianes</text:p>
      <text:p text:style-name="P20">Amnéscience</text:p>
      <text:p text:style-name="P12">Temps de préparation : 1 <text:span text:style-name="T2">journée</text:span></text:p>
      <text:p text:style-name="P3">Coût : <text:span text:style-name="T2">1 </text:span>PO</text:p>
      <text:p text:style-name="P3"><text:span text:style-name="T1">Difficulté de la r</text:span>echerche : <text:span text:style-name="T1">très difficile.</text:span></text:p>
      <text:p text:style-name="P12">Indication de rareté (sur 10) : <text:span text:style-name="T2">7</text:span></text:p>
      <text:p text:style-name="P12">Effet : <text:span text:style-name="T2">tous les quarts d’heure, la victime fait un jet d’intoxication contre une virulence de 20 pendant 4h. Chaque fois qu’elle échoue elle devient confuse, docile et influençable.</text:span></text:p>
      <text:p text:style-name="P12"/>
      <text:p text:style-name="P2"><text:span text:style-name="T1">B</text:span>ile draconique</text:p>
      <text:p text:style-name="P11">Temps de préparation : 1 semaine</text:p>
      <text:p text:style-name="P2">Coût : 20PO (sur de très rares marchés comme Bakshaan, Imrryr, Menii ou Cadsandria)</text:p>
      <text:p text:style-name="P2"><text:span text:style-name="T1">Difficulté de la r</text:span>echerche : <text:span text:style-name="T1">très difficile.</text:span></text:p>
      <text:p text:style-name="P11">Indication de rareté (sur 10) : 10</text:p>
      <text:p text:style-name="P11">Effet : cause 3g3 de dégâts acides. Une victime atteinte voit son ND pour être touché descendre de 10 le temps de se débarasser de l’acide. Si atteinte au visage, la victime perd un rang de sociabilité.</text:p>
      <text:p text:style-name="P11"/>
      <text:p text:style-name="P11">Chienne du mercenaire</text:p>
      <text:p text:style-name="P11">Temps de préparation : 2h</text:p>
      <text:p text:style-name="P2">Coût : <text:span text:style-name="T1">9 PB</text:span></text:p>
      <text:p text:style-name="P2"><text:span text:style-name="T1">Difficulté de la r</text:span>echerche : <text:span text:style-name="T1">moyenne</text:span></text:p>
      <text:p text:style-name="P11">Indication de rareté (sur 10) : impossible à trouver sauf à s’en procurer auprès des molosses aux crocs de sang</text:p>
      <text:p text:style-name="P11">Effet : cause un malus cumulatif de -5 à tous les jets d’attaque ainsi qu’au ND pour être touché de la cible toutes les deux phases (jusqu’à -15 max), puis la cible devient aveugle pendant 1D10 minutes.</text:p>
      <text:p text:style-name="P11"><text:soft-page-break/></text:p>
      <text:p text:style-name="P28">Cure du mal jaune</text:p>
      <text:p text:style-name="P19">Temps de préparation : <text:span text:style-name="T9">1 journée</text:span></text:p>
      <text:p text:style-name="P10">Coût : <text:span text:style-name="T9">7 SA</text:span></text:p>
      <text:p text:style-name="P10"><text:span text:style-name="T1">Difficulté de la r</text:span>echerche : <text:span text:style-name="T9">difficile</text:span></text:p>
      <text:p text:style-name="P19">Indication de rareté (sur 10) : <text:span text:style-name="T9">5</text:span></text:p>
      <text:p text:style-name="P19">Effet : cause un malus cumulatif de -5 à tous les jets d’attaque ainsi qu’au ND pour être touché de la cible toutes les deux phases (jusqu’à -15 max), puis la cible devient aveugle pendant 1D10 minutes.</text:p>
      <text:p text:style-name="P11"/>
      <text:p text:style-name="P24">Don de Jagreen Lern</text:p>
      <text:p text:style-name="P15">Temps de préparation : <text:span text:style-name="T5">une demi-journée</text:span></text:p>
      <text:p text:style-name="P6">Coût : <text:span text:style-name="T5">1 PO</text:span></text:p>
      <text:p text:style-name="P6"><text:span text:style-name="T1">Difficulté de la r</text:span>echerche : <text:span text:style-name="T5">difficile</text:span></text:p>
      <text:p text:style-name="P15">Indication de rareté (sur 10) : <text:span text:style-name="T5">8</text:span></text:p>
      <text:p text:style-name="P15">Effet : <text:span text:style-name="T5">la cible effectue un test d’intoxication contre une virulence de 20 à toutes les phases où elle souhaite agir pendant dix phases au maximum. Chaque fois qu’elle échoue elle souffre de démence légère et d’hallucination imposant un malus de -10 à toutes ses actions de combat ainsi qu’à son ND pour être touché.</text:span></text:p>
      <text:p text:style-name="P15"/>
      <text:p text:style-name="P25">Étreinte de Xiombarg</text:p>
      <text:p text:style-name="P16">Temps de préparation : 2h</text:p>
      <text:p text:style-name="P7">Coût : <text:span text:style-name="T6">6 SA</text:span></text:p>
      <text:p text:style-name="P7"><text:span text:style-name="T1">Difficulté de la r</text:span>echerche : <text:span text:style-name="T6">difficile</text:span></text:p>
      <text:p text:style-name="P16">Indication de rareté (sur 10) : <text:span text:style-name="T6">8</text:span></text:p>
      <text:p text:style-name="P16">Effet : <text:span text:style-name="T6">poison de lame. Une égratignure suffit à causer l’effet : durant dix minutes, la cible doit réussir un test d’intoxication contre une virulence de 15 à chaque fois qu’elle souhaite agir, sous peine d’un malus de -5 à tous ses jets d’attaque ainsi qu’à son ND pour être touché. Il n’y a plus assez de poison sur la lame après deux touches.</text:span></text:p>
      <text:p text:style-name="P11"/>
      <text:p text:style-name="P11">Fiel de l’Yu</text:p>
      <text:p text:style-name="P11">Temps de préparation : 1 demi-journée</text:p>
      <text:p text:style-name="P2">Coût : <text:span text:style-name="T1">5 PO</text:span></text:p>
      <text:p text:style-name="P2"><text:span text:style-name="T1">Difficulté de la r</text:span>echerche : <text:span text:style-name="T1">difficile</text:span></text:p>
      <text:p text:style-name="P11">Indication de rareté (sur 10) : 7</text:p>
      <text:p text:style-name="P11">Effet : cause 1g1 dégâts par tour et une cible atteinte au visage voit son ND descendre de 5 le temps de se débarasser de l’acide.</text:p>
      <text:p text:style-name="P11">L’alchimiste peut doubler cet effet en doublant le temps de préparation et en augmentant d’un cran les difficultés de recherche et de préparation</text:p>
      <text:p text:style-name="P11"/>
      <text:p text:style-name="P20">Lait de pavot</text:p>
      <text:p text:style-name="P12">Temps de préparation : 1 <text:span text:style-name="T2">heure</text:span></text:p>
      <text:p text:style-name="P3">Coût : <text:span text:style-name="T3">3 SA</text:span></text:p>
      <text:p text:style-name="P3"><text:span text:style-name="T1">Difficulté de la r</text:span>echerche : <text:span text:style-name="T1">difficile</text:span></text:p>
      <text:p text:style-name="P12">Indication de rareté (sur 10) : <text:span text:style-name="T3">5</text:span></text:p>
      <text:p text:style-name="P12">Effet : <text:span text:style-name="T3">toutes les heures le sujet effectue un test d’intoxication contre une virulence de 25, si il échoue il descend dans une douce léthargie et ne ressent plus la douleur. L’effet dure 6h. En cas d’usage répété, une dépendance pourra s’installer.</text:span></text:p>
      <text:p text:style-name="P12"/>
      <text:p text:style-name="P21">Missive</text:p>
      <text:p text:style-name="P13">Temps de préparation : <text:span text:style-name="T3">3 heures</text:span></text:p>
      <text:p text:style-name="P4">Coût : <text:span text:style-name="T3">1 </text:span>PO</text:p>
      <text:p text:style-name="P4"><text:span text:style-name="T1">Difficulté de la r</text:span>echerche : <text:span text:style-name="T3">difficile</text:span></text:p>
      <text:p text:style-name="P13"><text:soft-page-break/>Indication de rareté (sur 10) : <text:span text:style-name="T3">8</text:span></text:p>
      <text:p text:style-name="P14">Effet : <text:span text:style-name="T3">toutes les demi-heurespendant une demi-journée, le sujet effectue un test d’intoxication contre une virulence de 25, si il échoue il gagne un bonus de 5 dans tous ses jets physiques mais dès qu’il réussi un jet ou quand la période s’achève, il doit impérativement en reprendre sous peine de s’écrouler et de subir une perte de points d’âme ainsi qu’une frappe de blessures mentales égales au nombre de doses absorbées * 10.</text:span></text:p>
      <text:p text:style-name="P14"/>
      <text:p text:style-name="P25">Noeud des aiguilletes</text:p>
      <text:p text:style-name="P16">Temps de préparation : <text:span text:style-name="T6">1 journée</text:span></text:p>
      <text:p text:style-name="P7">Coût : <text:span text:style-name="T6">10 PO</text:span></text:p>
      <text:p text:style-name="P7"><text:span text:style-name="T1">Difficulté de la r</text:span>echerche : <text:span text:style-name="T6">difficile</text:span></text:p>
      <text:p text:style-name="P16">Indication de rareté (sur 10) : <text:span text:style-name="T6">6</text:span></text:p>
      <text:p text:style-name="P16">Effet : <text:span text:style-name="T6">si un homme en ingère par deux fois avec un intervalle d’au moins une nuit, il devra réussir un test d’intoxication contre une virulence de 15 sous peine de devenir définitivement impuissant. Seul un antidote spécifique l’en délivrera.</text:span></text:p>
      <text:p text:style-name="P16"/>
      <text:p text:style-name="P14"/>
      <text:p text:style-name="P22">Ragesang</text:p>
      <text:p text:style-name="P14">Temps de préparation : <text:span text:style-name="T4">6 heures</text:span></text:p>
      <text:p text:style-name="P5">Coût : <text:span text:style-name="T4">1 </text:span>PO</text:p>
      <text:p text:style-name="P5"><text:span text:style-name="T1">Difficulté de la r</text:span>echerche : <text:span text:style-name="T3">difficile</text:span></text:p>
      <text:p text:style-name="P14">Indication de rareté (sur 10) : <text:span text:style-name="T4">9</text:span></text:p>
      <text:p text:style-name="P23"><text:span text:style-name="T5">Effet : <text:s/>le sujet effectue un test d’intoxication contre une virulence de 25 toutes les minutes, pendant que la drogue est active le sujet est pris d’une rage meurtrière folle et obtient un bonus de +10 à tous ses jets d’attaque. Au bout de dix minutes il s’effondre, sa jauge de fatigue remplie jusqu’au point de choc inclus. </text:span></text:p>
      <text:p text:style-name="P23"/>
      <text:p text:style-name="P26">Utilitaires (mort au rats, pesticides etc)</text:p>
      <text:p text:style-name="P17">Temps de préparation : <text:span text:style-name="T7">3</text:span>h</text:p>
      <text:p text:style-name="P8">Coût : <text:span text:style-name="T7">5 PB</text:span></text:p>
      <text:p text:style-name="P8"><text:span text:style-name="T1">Difficulté de la r</text:span>echerche : <text:span text:style-name="T7">difficile</text:span></text:p>
      <text:p text:style-name="P17">Indication de rareté (sur 10) : <text:span text:style-name="T7">5</text:span></text:p>
      <text:p text:style-name="P17">Effet : <text:span text:style-name="T7">un humain exposé à une dose importante de façon continue doit réussir un test d’intoxication contre une virulence de 10 tous les jours sous peine de subir une blessure grave.</text:span></text:p>
      <text:p text:style-name="P17"/>
      <text:p text:style-name="P6"/>
      <text:p text:style-name="P1">Formules majeures</text:p>
      <text:p text:style-name="P22">Ouvre-esprit</text:p>
      <text:p text:style-name="P14">Temps de préparation : <text:span text:style-name="T4">1 journée</text:span></text:p>
      <text:p text:style-name="P5">Coût : <text:span text:style-name="T4">15 PO</text:span></text:p>
      <text:p text:style-name="P5"><text:span text:style-name="T1">Difficulté de la r</text:span>echerche : <text:span text:style-name="T4">très difficile</text:span></text:p>
      <text:p text:style-name="P14">Indication de rareté (sur 10) : <text:span text:style-name="T4">8</text:span></text:p>
      <text:p text:style-name="P14"><text:span text:style-name="T5">Effet : <text:s/>le sujet effectue un test d’intoxication contre une virulence de 25 toutes les minutes, pendant que la drogue est active le sujet ignore toutes les perturbations extérieures pour ses actions intellectuelles et, si il se concentre sur une seule action, obtient un bonus de +10 à cette dernière (c’est particulièrement utile pour la magie).</text:span></text:p>
      <text:p text:style-name="P22">Quand il arrête de prendre la drogue, il doit réussir un jet de volonté difficile pour ne pas sombrer dans l’inconscience et encaisse 2g2 dégâts tandis que du sang s’écoule par ses oreilles et son nez.</text:p>
      <text:p text:style-name="P22"/>
      <text:p text:style-name="P27">Venin du rat-serpent</text:p>
      <text:p text:style-name="P18">Temps de préparation : <text:span text:style-name="T8">1 journée</text:span></text:p>
      <text:p text:style-name="P9">Coût : <text:span text:style-name="T8">1 PO</text:span></text:p>
      <text:p text:style-name="P9"><text:soft-page-break/><text:span text:style-name="T1">Difficulté de la r</text:span>echerche : <text:span text:style-name="T8">difficile</text:span></text:p>
      <text:p text:style-name="P18">Indication de rareté (sur 10) : <text:span text:style-name="T8">7</text:span></text:p>
      <text:p text:style-name="P18">Effet : <text:span text:style-name="T8">poison de lame. A chaque phase, la victime subit 5 blessures légères si elle ne réussit pas un test d’intoxication contre une virulence de 20 pendant 10 minutes.</text:span></text:p>
      <text:p text:style-name="P27">Le seul moyen d’arrêter le venin avant terme est de l’aspirer ou de couper la partie affectée très rapidement.</text:p>
      <text:p text:style-name="P18"/>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1:06:20.612000000</meta:creation-date>
    <dc:date>2016-10-06T09:34:56.971000000</dc:date>
    <meta:editing-duration>PT3H30M10S</meta:editing-duration>
    <meta:editing-cycles>27</meta:editing-cycles>
    <meta:generator>LibreOffice/5.1.5.2$Windows_x86 LibreOffice_project/7a864d8825610a8c07cfc3bc01dd4fce6a9447e5</meta:generator>
    <meta:document-statistic meta:table-count="0" meta:image-count="0" meta:object-count="0" meta:page-count="4" meta:paragraph-count="108" meta:word-count="1261" meta:character-count="7069" meta:non-whitespace-character-count="5913"/>
  </office:meta>
</office:document-meta>
</file>